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7">
            <text:p>17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2-02_21-14-3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2-03_00-15-37_000.jpg</text:p>
          </table:table-cell>
          <table:table-cell table:style-name="ce27" office:value-type="string">
            <text:p>:m / daylog メモ / partial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/ daylog メモ / partial / 2022">
            <text:p>:m / daylog メモ / partial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2-03_01-58-38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2-03_07-42-51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 office:value-type="string">
            <text:p>2022-12-03_07-42-59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 office:value-type="string">
            <text:p>2022-12-03_11-43-12_000.mp4</text:p>
          </table:table-cell>
          <table:table-cell table:style-name="ce28" office:value-type="string">
            <text:p>:VIDEO / @自室 / 記録 / jap.flute / 演奏、play / R=1 / genre=melody,file-piece-id=2022-12-03_11-43-12_000.mp4,session=hour-11,other=i.f.:movement-practice / follow+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7];[.K7])" office:value-type="string" office:string-value="mp4">
            <text:p>mp4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2-03_13-33-28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2-03_16-31-34_000.jpg</text:p>
          </table:table-cell>
          <table:table-cell table:style-name="ce27" office:value-type="string">
            <text:p>:m RES 1-2*2 / free# JVEMV6 83#_49:2 / 83. chemistry / topics=無機化学：水、水溶液,w=電離；水和；ハロゲン,s=~,i=~,other=calc+:電荷間に働く力。積分;session-1は、メモなし,next=~,doc=r-1-1~1.2:f-2.5#R.~1;r-1-1~1.3:p.7</text:p>
          </table:table-cell>
          <table:table-cell table:style-name="ce28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RES 1-2*2 / free# JVEMV6 83#_49:2 / 83. chemistry / topics=無機化学：水、水溶液,w=電離；水和；ハロゲン,s=~,i=~,other=calc+:電荷間に働く力。積分;session-1は、メモなし,next=~,doc=r-1-1~1.2:f-2.5#R.~1;r-1-1~1.3:p.7">
            <text:p>:m RES 1-2*2 / free# JVEMV6 83#_49:2 / 83. chemistry / topics=無機化学：水、水溶液,w=電離；水和；ハロゲン,s=~,i=~,other=calc+:電荷間に働く力。積分;session-1は、メモなし,next=~,doc=r-1-1~1.2:f-2.5#R.~1;r-1-1~1.3:p.7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2-12-03_16-44-21_000.jpg</text:p>
          </table:table-cell>
          <table:table-cell table:style-name="ce20" office:value-type="string">
            <text:p>:m #*# / memo:other(m:other) / topic=習字, about=~,other=~,id=~,content=無;機;官;政;告;務;省;間;極;効;果;導;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2-03_17-50-09_000.jpg</text:p>
          </table:table-cell>
          <table:table-cell table:style-name="ce27" office:value-type="string">
            <text:p>:m other / お母さんから　お金もらう / amount=３万円 / topic=月々の小遣い；物品購入 / total-amount=２回分：1.5x2=３万円；スマホ購入代金：２万円,for=2022-01~02</text:p>
          </table:table-cell>
          <table:table-cell table:style-name="ce20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other / お母さんから　お金もらう / amount=３万円 / topic=月々の小遣い；物品購入 / total-amount=２回分：1.5x2=３万円；スマホ購入代金：２万円,for=2022-01~02">
            <text:p>:m other / お母さんから　お金もらう / amount=３万円 / topic=月々の小遣い；物品購入 / total-amount=２回分：1.5x2=３万円；スマホ購入代金：２万円,for=2022-01~02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2-12-03_19-01-35_000.jpg</text:p>
          </table:table-cell>
          <table:table-cell table:style-name="ce27" office:value-type="string">
            <text:p>:m :篠笛,shinobue #*# / session-memo:session-1 / 1#1 / p.1-&lt;1&gt;:genre=melody:xunlian,for=h-4`(Ef),musescore=~ \\\ p.2-&lt;1&gt;:genre=prac:auxilliary,for=finger-hit:2-notes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:篠笛,shinobue #*# / session-memo:session-1 / 1#1 / p.1-&lt;1&gt;:genre=melody:xunlian,for=h-4`(Ef),musescore=~ \\\ p.2-&lt;1&gt;:genre=prac:auxilliary,for=finger-hit:2-notes,musescore=~">
            <text:p>:m :篠笛,shinobue #*# / session-memo:session-1 / 1#1 / p.1-&lt;1&gt;:genre=melody:xunlian,for=h-4`(Ef),musescore=~ \\\ p.2-&lt;1&gt;:genre=prac:auxilliary,for=finger-hit:2-notes,musescore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12-04_00-53-22_000.jpg</text:p>
          </table:table-cell>
          <table:table-cell table:style-name="ce27" office:value-type="string">
            <text:p>:PHOTO 記録 / 経過記録；作ったもの / food=焼酎漬け / material=オオバ：１束；liquor=麦焼酎：??ml,time=~,container=silver-cap-small / type=~,other=~,id=~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PHOTO 記録 / 経過記録；作ったもの / food=焼酎漬け / material=オオバ：１束；liquor=麦焼酎：??ml,time=~,container=silver-cap-small / type=~,other=~,id=~ ">
            <text:p>:PHOTO 記録 / 経過記録；作ったもの / food=焼酎漬け / material=オオバ：１束；liquor=麦焼酎：??ml,time=~,container=silver-cap-small / type=~,other=~,id=~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2-12-04_00-57-01_000.jpg</text:p>
          </table:table-cell>
          <table:table-cell table:style-name="ce27" office:value-type="string">
            <text:p>:PHOTO 記録 / 経過記録；作ったもの / food=焼酎漬け / material=レモン：１．５（白色のスプーン）；ミント：１．５；ローズマリー：１．５；ニンニク；生姜,liquor=麦焼酎：??ml,time=~,container=silver-cap-small / type=~,other=作り置きする：混合；混濁物、発生：翌日、昼間。12:33：濁り、継続。底部に、沈殿物。ゲル状ではない。細かい粒が、集まっている。揺らすと、動く。沈殿層と液層との堺、平坦ではない。,id=2022-12-04_00-57-01_000.jpg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PHOTO 記録 / 経過記録；作ったもの / food=焼酎漬け / material=レモン：１．５（白色のスプーン）；ミント：１．５；ローズマリー：１．５；ニンニク；生姜,liquor=麦焼酎：??ml,time=~,container=silver-cap-small / type=~,other=作り置きする：混合；混濁物、発生：翌日、昼間。12:33：濁り、継続。底部に、沈殿物。ゲル状ではない。細かい粒が、集まっている。揺らすと、動く。沈殿層と液層との堺、平坦ではない。,id=2022-12-04_00-57-01_000.jpg">
            <text:p>:PHOTO 記録 / 経過記録；作ったもの / food=焼酎漬け / material=レモン：１．５（白色のスプーン）；ミント：１．５；ローズマリー：１．５；ニンニク；生姜,liquor=麦焼酎：??ml,time=~,container=silver-cap-small / type=~,other=作り置きする：混合；混濁物、発生：翌日、昼間。12:33：濁り、継続。底部に、沈殿物。ゲル状ではない。細かい粒が、集まっている。揺らすと、動く。沈殿層と液層との堺、平坦ではない。,id=2022-12-04_00-57-01_000.jpg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8" office:value-type="string">
            <text:p>2022-12-04_02-08-14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:PHOTO 寝た時刻 / 2022">
            <text:p>:m :PHOTO 寝た時刻 / 2022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2-12-04_10-10-26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m :PHOTO 起きた時刻 / 2022">
            <text:p>:m :PHOTO 起きた時刻 / 2022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2-12-04_10-10-43_000.jpg</text:p>
          </table:table-cell>
          <table:table-cell table:style-name="ce20" office:value-type="string">
            <text:p>:m 記録 / お酒：飲んだ量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string" office:string-value=":m 記録 / お酒：飲んだ量">
            <text:p>:m 記録 / お酒：飲んだ量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0" office:value-type="string">
            <text:p>2022-12-04_10-11-25_000.jpg</text:p>
          </table:table-cell>
          <table:table-cell table:style-name="ce27" office:value-type="string">
            <text:p>:m / #*# / percussion,rythm / session-memo / p.1:item=ぐい呑のカップ:1,hitter=ボールペン：ボール端と反対の端:1-set,genr=pattern-atom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7">
            <text:p>1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4">2022/12/04</text:date>, <text:time>12:41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04T12:41:49.60</dc:date>
    <dc:creator>iwabuchi ken</dc:creator>
    <meta:editing-duration>P51DT14H27M48S</meta:editing-duration>
    <meta:editing-cycles>16642</meta:editing-cycles>
    <meta:document-statistic meta:table-count="2" meta:cell-count="927" meta:object-count="0"/>
    <meta:user-defined meta:name="qrichtext">1</meta:user-defined>
  </office:meta>
</office:document-meta>
</file>